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Utils.max( double [ ] arra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Utils.max( long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compare( float lhs , float r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Utils.min( double [ ] arra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Utils.max( long a , long b , long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min( byte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createBigDecimal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toDoubl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createDoubl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.min( double a , double b , doubl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umberUtils.stringToIn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toFloa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isNumber( String str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67">
            <text:p text:style-name="Table_20_Contents">67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NumberUtils.min( float [ ] arra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Utils.createFloat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.toDouble( String str , double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Utils.max( short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Numbe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compare( double lhs , double r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Utils.max( double a , double b , doubl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in( short a , short b , shor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min( float a , float b , floa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toLong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in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toFloat( String str , floa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Utils.max( byte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min( byte a , byte b , byte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max( short a , short b , shor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max( float [ ] arra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Utils.toInt( String str , in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Utils.max( byte a , byte b , byte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min( short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toIn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createBigInteger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.min( long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min( long a , long b , long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createNumber( String str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61">
            <text:p text:style-name="Table_20_Contents">61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NumberUtils.isAllZeros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Utils.createInteger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.isDigits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Utils.stringToInt( String str , in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ax( float a , float b , floa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ax( int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min( int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.max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createLo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.toLong( String str , lo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